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46.628"/>
          <table:table-cell office:value-type="float" office:value="42.255"/>
          <table:table-cell office:value-type="float" office:value="40.8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110988.0"/>
          <table:table-cell office:value-type="float" office:value="500.0"/>
          <table:table-cell office:value-type="float" office:value="215478.0"/>
          <table:table-cell office:value-type="float" office:value="832648.0"/>
          <table:table-cell office:value-type="float" office:value="1932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5734"/>
          <table:table-cell office:value-type="float" office:value="35.31"/>
          <table:table-cell office:value-type="float" office:value="33.87"/>
          <table:table-cell office:value-type="float" office:value="1.0"/>
          <table:table-cell office:value-type="float" office:value="0.0"/>
          <table:table-cell office:value-type="float" office:value="204.0"/>
          <table:table-cell office:value-type="float" office:value="61327.0"/>
          <table:table-cell office:value-type="float" office:value="500.0"/>
          <table:table-cell office:value-type="float" office:value="215478.0"/>
          <table:table-cell office:value-type="float" office:value="832648.0"/>
          <table:table-cell office:value-type="float" office:value="192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96051"/>
          <table:table-cell office:value-type="float" office:value="1.758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4.0"/>
          <table:table-cell office:value-type="float" office:value="500.0"/>
          <table:table-cell office:value-type="float" office:value="216406.0"/>
          <table:table-cell office:value-type="float" office:value="836294.0"/>
          <table:table-cell office:value-type="float" office:value="1943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7.3652"/>
          <table:table-cell office:value-type="float" office:value="22.998"/>
          <table:table-cell office:value-type="float" office:value="21.51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57654.0"/>
          <table:table-cell office:value-type="float" office:value="500.0"/>
          <table:table-cell office:value-type="float" office:value="215478.0"/>
          <table:table-cell office:value-type="float" office:value="832649.0"/>
          <table:table-cell office:value-type="float" office:value="1927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1942"/>
          <table:table-cell office:value-type="float" office:value="31.054"/>
          <table:table-cell office:value-type="float" office:value="29.46"/>
          <table:table-cell office:value-type="float" office:value="1.0"/>
          <table:table-cell office:value-type="float" office:value="0.0"/>
          <table:table-cell office:value-type="float" office:value="186.0"/>
          <table:table-cell office:value-type="float" office:value="57944.0"/>
          <table:table-cell office:value-type="float" office:value="500.0"/>
          <table:table-cell office:value-type="float" office:value="215478.0"/>
          <table:table-cell office:value-type="float" office:value="832649.0"/>
          <table:table-cell office:value-type="float" office:value="1932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37873"/>
          <table:table-cell office:value-type="float" office:value="1.29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0.0"/>
          <table:table-cell office:value-type="float" office:value="500.0"/>
          <table:table-cell office:value-type="float" office:value="216406.0"/>
          <table:table-cell office:value-type="float" office:value="836295.0"/>
          <table:table-cell office:value-type="float" office:value="1943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37.9324"/>
          <table:table-cell office:value-type="float" office:value="33.631"/>
          <table:table-cell office:value-type="float" office:value="32.12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6679.0"/>
          <table:table-cell office:value-type="float" office:value="500.0"/>
          <table:table-cell office:value-type="float" office:value="215478.0"/>
          <table:table-cell office:value-type="float" office:value="832648.0"/>
          <table:table-cell office:value-type="float" office:value="1927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251"/>
          <table:table-cell office:value-type="float" office:value="40.688"/>
          <table:table-cell office:value-type="float" office:value="39.21"/>
          <table:table-cell office:value-type="float" office:value="1.0"/>
          <table:table-cell office:value-type="float" office:value="0.0"/>
          <table:table-cell office:value-type="float" office:value="254.0"/>
          <table:table-cell office:value-type="float" office:value="84404.0"/>
          <table:table-cell office:value-type="float" office:value="500.0"/>
          <table:table-cell office:value-type="float" office:value="215478.0"/>
          <table:table-cell office:value-type="float" office:value="832648.0"/>
          <table:table-cell office:value-type="float" office:value="1932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76675"/>
          <table:table-cell office:value-type="float" office:value="1.715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.0"/>
          <table:table-cell office:value-type="float" office:value="500.0"/>
          <table:table-cell office:value-type="float" office:value="216406.0"/>
          <table:table-cell office:value-type="float" office:value="836294.0"/>
          <table:table-cell office:value-type="float" office:value="1943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39.0163"/>
          <table:table-cell office:value-type="float" office:value="34.665"/>
          <table:table-cell office:value-type="float" office:value="33.17"/>
          <table:table-cell office:value-type="float" office:value="0.0"/>
          <table:table-cell office:value-type="float" office:value="0.0"/>
          <table:table-cell office:value-type="float" office:value="297.0"/>
          <table:table-cell office:value-type="float" office:value="94401.0"/>
          <table:table-cell office:value-type="float" office:value="500.0"/>
          <table:table-cell office:value-type="float" office:value="215478.0"/>
          <table:table-cell office:value-type="float" office:value="832648.0"/>
          <table:table-cell office:value-type="float" office:value="1927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6296"/>
          <table:table-cell office:value-type="float" office:value="19.377"/>
          <table:table-cell office:value-type="float" office:value="17.86"/>
          <table:table-cell office:value-type="float" office:value="0.0"/>
          <table:table-cell office:value-type="float" office:value="0.0"/>
          <table:table-cell office:value-type="float" office:value="176.0"/>
          <table:table-cell office:value-type="float" office:value="48976.0"/>
          <table:table-cell office:value-type="float" office:value="500.0"/>
          <table:table-cell office:value-type="float" office:value="215478.0"/>
          <table:table-cell office:value-type="float" office:value="832648.0"/>
          <table:table-cell office:value-type="float" office:value="1927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35792"/>
          <table:table-cell office:value-type="float" office:value="2.21"/>
          <table:table-cell office:value-type="float" office:value="0.5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839.0"/>
          <table:table-cell office:value-type="float" office:value="500.0"/>
          <table:table-cell office:value-type="float" office:value="216406.0"/>
          <table:table-cell office:value-type="float" office:value="836294.0"/>
          <table:table-cell office:value-type="float" office:value="1948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63.313"/>
          <table:table-cell office:value-type="float" office:value="58.923"/>
          <table:table-cell office:value-type="float" office:value="57.49"/>
          <table:table-cell office:value-type="float" office:value="0.0"/>
          <table:table-cell office:value-type="float" office:value="0.0"/>
          <table:table-cell office:value-type="float" office:value="437.0"/>
          <table:table-cell office:value-type="float" office:value="152201.0"/>
          <table:table-cell office:value-type="float" office:value="500.0"/>
          <table:table-cell office:value-type="float" office:value="215478.0"/>
          <table:table-cell office:value-type="float" office:value="832649.0"/>
          <table:table-cell office:value-type="float" office:value="1927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.2304"/>
          <table:table-cell office:value-type="float" office:value="34.968"/>
          <table:table-cell office:value-type="float" office:value="33.48"/>
          <table:table-cell office:value-type="float" office:value="1.0"/>
          <table:table-cell office:value-type="float" office:value="0.0"/>
          <table:table-cell office:value-type="float" office:value="235.0"/>
          <table:table-cell office:value-type="float" office:value="71135.0"/>
          <table:table-cell office:value-type="float" office:value="500.0"/>
          <table:table-cell office:value-type="float" office:value="215478.0"/>
          <table:table-cell office:value-type="float" office:value="832649.0"/>
          <table:table-cell office:value-type="float" office:value="1927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.1019"/>
          <table:table-cell office:value-type="float" office:value="6.984"/>
          <table:table-cell office:value-type="float" office:value="5.27"/>
          <table:table-cell office:value-type="float" office:value="0.0"/>
          <table:table-cell office:value-type="float" office:value="0.0"/>
          <table:table-cell office:value-type="float" office:value="79.0"/>
          <table:table-cell office:value-type="float" office:value="18767.0"/>
          <table:table-cell office:value-type="float" office:value="500.0"/>
          <table:table-cell office:value-type="float" office:value="216406.0"/>
          <table:table-cell office:value-type="float" office:value="836295.0"/>
          <table:table-cell office:value-type="float" office:value="1943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5.968"/>
          <table:table-cell office:value-type="float" office:value="11.737"/>
          <table:table-cell office:value-type="float" office:value="10.25"/>
          <table:table-cell office:value-type="float" office:value="0.0"/>
          <table:table-cell office:value-type="float" office:value="0.0"/>
          <table:table-cell office:value-type="float" office:value="109.0"/>
          <table:table-cell office:value-type="float" office:value="30090.0"/>
          <table:table-cell office:value-type="float" office:value="500.0"/>
          <table:table-cell office:value-type="float" office:value="244600.0"/>
          <table:table-cell office:value-type="float" office:value="942478.0"/>
          <table:table-cell office:value-type="float" office:value="205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3788"/>
          <table:table-cell office:value-type="float" office:value="6.158"/>
          <table:table-cell office:value-type="float" office:value="4.52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171.0"/>
          <table:table-cell office:value-type="float" office:value="500.0"/>
          <table:table-cell office:value-type="float" office:value="244600.0"/>
          <table:table-cell office:value-type="float" office:value="942478.0"/>
          <table:table-cell office:value-type="float" office:value="205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79773"/>
          <table:table-cell office:value-type="float" office:value="1.935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500.0"/>
          <table:table-cell office:value-type="float" office:value="245528.0"/>
          <table:table-cell office:value-type="float" office:value="946124.0"/>
          <table:table-cell office:value-type="float" office:value="2074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1.0036"/>
          <table:table-cell office:value-type="float" office:value="16.74"/>
          <table:table-cell office:value-type="float" office:value="15.03"/>
          <table:table-cell office:value-type="float" office:value="0.0"/>
          <table:table-cell office:value-type="float" office:value="0.0"/>
          <table:table-cell office:value-type="float" office:value="141.0"/>
          <table:table-cell office:value-type="float" office:value="45988.0"/>
          <table:table-cell office:value-type="float" office:value="500.0"/>
          <table:table-cell office:value-type="float" office:value="244600.0"/>
          <table:table-cell office:value-type="float" office:value="942478.0"/>
          <table:table-cell office:value-type="float" office:value="205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4553"/>
          <table:table-cell office:value-type="float" office:value="25.183"/>
          <table:table-cell office:value-type="float" office:value="23.42"/>
          <table:table-cell office:value-type="float" office:value="1.0"/>
          <table:table-cell office:value-type="float" office:value="0.0"/>
          <table:table-cell office:value-type="float" office:value="199.0"/>
          <table:table-cell office:value-type="float" office:value="57531.0"/>
          <table:table-cell office:value-type="float" office:value="500.0"/>
          <table:table-cell office:value-type="float" office:value="244600.0"/>
          <table:table-cell office:value-type="float" office:value="942478.0"/>
          <table:table-cell office:value-type="float" office:value="2058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85896"/>
          <table:table-cell office:value-type="float" office:value="1.94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70.0"/>
          <table:table-cell office:value-type="float" office:value="500.0"/>
          <table:table-cell office:value-type="float" office:value="245528.0"/>
          <table:table-cell office:value-type="float" office:value="946124.0"/>
          <table:table-cell office:value-type="float" office:value="2074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0.4017"/>
          <table:table-cell office:value-type="float" office:value="16.291"/>
          <table:table-cell office:value-type="float" office:value="14.77"/>
          <table:table-cell office:value-type="float" office:value="0.0"/>
          <table:table-cell office:value-type="float" office:value="0.0"/>
          <table:table-cell office:value-type="float" office:value="171.0"/>
          <table:table-cell office:value-type="float" office:value="51824.0"/>
          <table:table-cell office:value-type="float" office:value="500.0"/>
          <table:table-cell office:value-type="float" office:value="244600.0"/>
          <table:table-cell office:value-type="float" office:value="942479.0"/>
          <table:table-cell office:value-type="float" office:value="2059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4956"/>
          <table:table-cell office:value-type="float" office:value="15.275"/>
          <table:table-cell office:value-type="float" office:value="13.64"/>
          <table:table-cell office:value-type="float" office:value="1.0"/>
          <table:table-cell office:value-type="float" office:value="0.0"/>
          <table:table-cell office:value-type="float" office:value="123.0"/>
          <table:table-cell office:value-type="float" office:value="33443.0"/>
          <table:table-cell office:value-type="float" office:value="500.0"/>
          <table:table-cell office:value-type="float" office:value="244600.0"/>
          <table:table-cell office:value-type="float" office:value="942479.0"/>
          <table:table-cell office:value-type="float" office:value="205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14404"/>
          <table:table-cell office:value-type="float" office:value="2.31"/>
          <table:table-cell office:value-type="float" office:value="0.4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791.0"/>
          <table:table-cell office:value-type="float" office:value="500.0"/>
          <table:table-cell office:value-type="float" office:value="245528.0"/>
          <table:table-cell office:value-type="float" office:value="946125.0"/>
          <table:table-cell office:value-type="float" office:value="2074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2.1815"/>
          <table:table-cell office:value-type="float" office:value="37.907"/>
          <table:table-cell office:value-type="float" office:value="36.35"/>
          <table:table-cell office:value-type="float" office:value="0.0"/>
          <table:table-cell office:value-type="float" office:value="0.0"/>
          <table:table-cell office:value-type="float" office:value="316.0"/>
          <table:table-cell office:value-type="float" office:value="112746.0"/>
          <table:table-cell office:value-type="float" office:value="500.0"/>
          <table:table-cell office:value-type="float" office:value="244600.0"/>
          <table:table-cell office:value-type="float" office:value="942480.0"/>
          <table:table-cell office:value-type="float" office:value="205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53"/>
          <table:table-cell office:value-type="float" office:value="8.279"/>
          <table:table-cell office:value-type="float" office:value="6.65"/>
          <table:table-cell office:value-type="float" office:value="0.0"/>
          <table:table-cell office:value-type="float" office:value="0.0"/>
          <table:table-cell office:value-type="float" office:value="94.0"/>
          <table:table-cell office:value-type="float" office:value="23092.0"/>
          <table:table-cell office:value-type="float" office:value="500.0"/>
          <table:table-cell office:value-type="float" office:value="244600.0"/>
          <table:table-cell office:value-type="float" office:value="942480.0"/>
          <table:table-cell office:value-type="float" office:value="205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20844"/>
          <table:table-cell office:value-type="float" office:value="2.188"/>
          <table:table-cell office:value-type="float" office:value="0.38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42.0"/>
          <table:table-cell office:value-type="float" office:value="500.0"/>
          <table:table-cell office:value-type="float" office:value="245528.0"/>
          <table:table-cell office:value-type="float" office:value="946126.0"/>
          <table:table-cell office:value-type="float" office:value="2074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36.8337"/>
          <table:table-cell office:value-type="float" office:value="32.534"/>
          <table:table-cell office:value-type="float" office:value="30.79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5519.0"/>
          <table:table-cell office:value-type="float" office:value="500.0"/>
          <table:table-cell office:value-type="float" office:value="244600.0"/>
          <table:table-cell office:value-type="float" office:value="942480.0"/>
          <table:table-cell office:value-type="float" office:value="205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1254"/>
          <table:table-cell office:value-type="float" office:value="10.935"/>
          <table:table-cell office:value-type="float" office:value="9.31"/>
          <table:table-cell office:value-type="float" office:value="0.0"/>
          <table:table-cell office:value-type="float" office:value="0.0"/>
          <table:table-cell office:value-type="float" office:value="110.0"/>
          <table:table-cell office:value-type="float" office:value="27470.0"/>
          <table:table-cell office:value-type="float" office:value="500.0"/>
          <table:table-cell office:value-type="float" office:value="244600.0"/>
          <table:table-cell office:value-type="float" office:value="942480.0"/>
          <table:table-cell office:value-type="float" office:value="205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63501"/>
          <table:table-cell office:value-type="float" office:value="2.612"/>
          <table:table-cell office:value-type="float" office:value="0.8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134.0"/>
          <table:table-cell office:value-type="float" office:value="500.0"/>
          <table:table-cell office:value-type="float" office:value="245528.0"/>
          <table:table-cell office:value-type="float" office:value="946126.0"/>
          <table:table-cell office:value-type="float" office:value="2074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0.3676"/>
          <table:table-cell office:value-type="float" office:value="16.538"/>
          <table:table-cell office:value-type="float" office:value="15.97"/>
          <table:table-cell office:value-type="float" office:value="0.0"/>
          <table:table-cell office:value-type="float" office:value="0.0"/>
          <table:table-cell office:value-type="float" office:value="234.0"/>
          <table:table-cell office:value-type="float" office:value="68038.0"/>
          <table:table-cell office:value-type="float" office:value="250.0"/>
          <table:table-cell office:value-type="float" office:value="72410.0"/>
          <table:table-cell office:value-type="float" office:value="276935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729"/>
          <table:table-cell office:value-type="float" office:value="32.214"/>
          <table:table-cell office:value-type="float" office:value="31.71"/>
          <table:table-cell office:value-type="float" office:value="0.0"/>
          <table:table-cell office:value-type="float" office:value="0.0"/>
          <table:table-cell office:value-type="float" office:value="504.0"/>
          <table:table-cell office:value-type="float" office:value="157297.0"/>
          <table:table-cell office:value-type="float" office:value="250.0"/>
          <table:table-cell office:value-type="float" office:value="72410.0"/>
          <table:table-cell office:value-type="float" office:value="276935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6888"/>
          <table:table-cell office:value-type="float" office:value="0.733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33.0"/>
          <table:table-cell office:value-type="float" office:value="250.0"/>
          <table:table-cell office:value-type="float" office:value="72848.0"/>
          <table:table-cell office:value-type="float" office:value="27866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8.2212"/>
          <table:table-cell office:value-type="float" office:value="14.596"/>
          <table:table-cell office:value-type="float" office:value="14.1"/>
          <table:table-cell office:value-type="float" office:value="0.0"/>
          <table:table-cell office:value-type="float" office:value="0.0"/>
          <table:table-cell office:value-type="float" office:value="220.0"/>
          <table:table-cell office:value-type="float" office:value="67557.0"/>
          <table:table-cell office:value-type="float" office:value="250.0"/>
          <table:table-cell office:value-type="float" office:value="72410.0"/>
          <table:table-cell office:value-type="float" office:value="276935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12877"/>
          <table:table-cell office:value-type="float" office:value="2.601"/>
          <table:table-cell office:value-type="float" office:value="2.14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1088.0"/>
          <table:table-cell office:value-type="float" office:value="250.0"/>
          <table:table-cell office:value-type="float" office:value="72410.0"/>
          <table:table-cell office:value-type="float" office:value="276935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93643"/>
          <table:table-cell office:value-type="float" office:value="0.58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50.0"/>
          <table:table-cell office:value-type="float" office:value="72848.0"/>
          <table:table-cell office:value-type="float" office:value="278667.0"/>
          <table:table-cell office:value-type="float" office:value="1340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1.406"/>
          <table:table-cell office:value-type="float" office:value="17.597"/>
          <table:table-cell office:value-type="float" office:value="17.04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74590.0"/>
          <table:table-cell office:value-type="float" office:value="250.0"/>
          <table:table-cell office:value-type="float" office:value="72410.0"/>
          <table:table-cell office:value-type="float" office:value="276935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5668"/>
          <table:table-cell office:value-type="float" office:value="3.028"/>
          <table:table-cell office:value-type="float" office:value="2.52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2057.0"/>
          <table:table-cell office:value-type="float" office:value="250.0"/>
          <table:table-cell office:value-type="float" office:value="72410.0"/>
          <table:table-cell office:value-type="float" office:value="276935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96548"/>
          <table:table-cell office:value-type="float" office:value="0.52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50.0"/>
          <table:table-cell office:value-type="float" office:value="72848.0"/>
          <table:table-cell office:value-type="float" office:value="278667.0"/>
          <table:table-cell office:value-type="float" office:value="1336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6.5114"/>
          <table:table-cell office:value-type="float" office:value="22.728"/>
          <table:table-cell office:value-type="float" office:value="22.19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97805.0"/>
          <table:table-cell office:value-type="float" office:value="250.0"/>
          <table:table-cell office:value-type="float" office:value="72410.0"/>
          <table:table-cell office:value-type="float" office:value="276935.0"/>
          <table:table-cell office:value-type="float" office:value="149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81148"/>
          <table:table-cell office:value-type="float" office:value="3.327"/>
          <table:table-cell office:value-type="float" office:value="2.82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214.0"/>
          <table:table-cell office:value-type="float" office:value="250.0"/>
          <table:table-cell office:value-type="float" office:value="72410.0"/>
          <table:table-cell office:value-type="float" office:value="276935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96875"/>
          <table:table-cell office:value-type="float" office:value="0.53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0.0"/>
          <table:table-cell office:value-type="float" office:value="72848.0"/>
          <table:table-cell office:value-type="float" office:value="278667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1.3115"/>
          <table:table-cell office:value-type="float" office:value="7.693"/>
          <table:table-cell office:value-type="float" office:value="7.21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5921.0"/>
          <table:table-cell office:value-type="float" office:value="250.0"/>
          <table:table-cell office:value-type="float" office:value="72410.0"/>
          <table:table-cell office:value-type="float" office:value="276935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5425"/>
          <table:table-cell office:value-type="float" office:value="13.903"/>
          <table:table-cell office:value-type="float" office:value="13.42"/>
          <table:table-cell office:value-type="float" office:value="1.0"/>
          <table:table-cell office:value-type="float" office:value="0.0"/>
          <table:table-cell office:value-type="float" office:value="252.0"/>
          <table:table-cell office:value-type="float" office:value="71746.0"/>
          <table:table-cell office:value-type="float" office:value="250.0"/>
          <table:table-cell office:value-type="float" office:value="72410.0"/>
          <table:table-cell office:value-type="float" office:value="276935.0"/>
          <table:table-cell office:value-type="float" office:value="1280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98607"/>
          <table:table-cell office:value-type="float" office:value="0.57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.0"/>
          <table:table-cell office:value-type="float" office:value="72848.0"/>
          <table:table-cell office:value-type="float" office:value="278667.0"/>
          <table:table-cell office:value-type="float" office:value="1347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9.789"/>
          <table:table-cell office:value-type="float" office:value="25.717"/>
          <table:table-cell office:value-type="float" office:value="24.39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4574.0"/>
          <table:table-cell office:value-type="float" office:value="500.0"/>
          <table:table-cell office:value-type="float" office:value="199120.0"/>
          <table:table-cell office:value-type="float" office:value="770371.0"/>
          <table:table-cell office:value-type="float" office:value="1807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754"/>
          <table:table-cell office:value-type="float" office:value="6.929"/>
          <table:table-cell office:value-type="float" office:value="5.68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24545.0"/>
          <table:table-cell office:value-type="float" office:value="500.0"/>
          <table:table-cell office:value-type="float" office:value="199120.0"/>
          <table:table-cell office:value-type="float" office:value="770371.0"/>
          <table:table-cell office:value-type="float" office:value="180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1923"/>
          <table:table-cell office:value-type="float" office:value="7.274"/>
          <table:table-cell office:value-type="float" office:value="6.07"/>
          <table:table-cell office:value-type="float" office:value="1.0"/>
          <table:table-cell office:value-type="float" office:value="0.0"/>
          <table:table-cell office:value-type="float" office:value="91.0"/>
          <table:table-cell office:value-type="float" office:value="24129.0"/>
          <table:table-cell office:value-type="float" office:value="500.0"/>
          <table:table-cell office:value-type="float" office:value="200048.0"/>
          <table:table-cell office:value-type="float" office:value="774017.0"/>
          <table:table-cell office:value-type="float" office:value="1836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4.1408"/>
          <table:table-cell office:value-type="float" office:value="20.06"/>
          <table:table-cell office:value-type="float" office:value="18.72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68538.0"/>
          <table:table-cell office:value-type="float" office:value="500.0"/>
          <table:table-cell office:value-type="float" office:value="199120.0"/>
          <table:table-cell office:value-type="float" office:value="770370.0"/>
          <table:table-cell office:value-type="float" office:value="180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19452"/>
          <table:table-cell office:value-type="float" office:value="5.076"/>
          <table:table-cell office:value-type="float" office:value="3.86"/>
          <table:table-cell office:value-type="float" office:value="0.0"/>
          <table:table-cell office:value-type="float" office:value="0.0"/>
          <table:table-cell office:value-type="float" office:value="66.0"/>
          <table:table-cell office:value-type="float" office:value="16264.0"/>
          <table:table-cell office:value-type="float" office:value="500.0"/>
          <table:table-cell office:value-type="float" office:value="199120.0"/>
          <table:table-cell office:value-type="float" office:value="770370.0"/>
          <table:table-cell office:value-type="float" office:value="181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64146"/>
          <table:table-cell office:value-type="float" office:value="1.504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500.0"/>
          <table:table-cell office:value-type="float" office:value="200048.0"/>
          <table:table-cell office:value-type="float" office:value="774016.0"/>
          <table:table-cell office:value-type="float" office:value="1842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8.1809"/>
          <table:table-cell office:value-type="float" office:value="13.997"/>
          <table:table-cell office:value-type="float" office:value="12.72"/>
          <table:table-cell office:value-type="float" office:value="0.0"/>
          <table:table-cell office:value-type="float" office:value="0.0"/>
          <table:table-cell office:value-type="float" office:value="153.0"/>
          <table:table-cell office:value-type="float" office:value="43721.0"/>
          <table:table-cell office:value-type="float" office:value="500.0"/>
          <table:table-cell office:value-type="float" office:value="199120.0"/>
          <table:table-cell office:value-type="float" office:value="770370.0"/>
          <table:table-cell office:value-type="float" office:value="1807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7616"/>
          <table:table-cell office:value-type="float" office:value="56.546"/>
          <table:table-cell office:value-type="float" office:value="55.34"/>
          <table:table-cell office:value-type="float" office:value="1.0"/>
          <table:table-cell office:value-type="float" office:value="0.0"/>
          <table:table-cell office:value-type="float" office:value="525.0"/>
          <table:table-cell office:value-type="float" office:value="199951.0"/>
          <table:table-cell office:value-type="float" office:value="500.0"/>
          <table:table-cell office:value-type="float" office:value="199120.0"/>
          <table:table-cell office:value-type="float" office:value="770370.0"/>
          <table:table-cell office:value-type="float" office:value="1819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05529"/>
          <table:table-cell office:value-type="float" office:value="2.221"/>
          <table:table-cell office:value-type="float" office:value="0.86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54.0"/>
          <table:table-cell office:value-type="float" office:value="500.0"/>
          <table:table-cell office:value-type="float" office:value="200048.0"/>
          <table:table-cell office:value-type="float" office:value="774016.0"/>
          <table:table-cell office:value-type="float" office:value="1839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73.0399"/>
          <table:table-cell office:value-type="float" office:value="68.344"/>
          <table:table-cell office:value-type="float" office:value="65.79"/>
          <table:table-cell office:value-type="float" office:value="0.0"/>
          <table:table-cell office:value-type="float" office:value="0.0"/>
          <table:table-cell office:value-type="float" office:value="378.0"/>
          <table:table-cell office:value-type="float" office:value="125932.0"/>
          <table:table-cell office:value-type="float" office:value="500.0"/>
          <table:table-cell office:value-type="float" office:value="199120.0"/>
          <table:table-cell office:value-type="float" office:value="770370.0"/>
          <table:table-cell office:value-type="float" office:value="180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1584"/>
          <table:table-cell office:value-type="float" office:value="38.928"/>
          <table:table-cell office:value-type="float" office:value="37.56"/>
          <table:table-cell office:value-type="float" office:value="1.0"/>
          <table:table-cell office:value-type="float" office:value="0.0"/>
          <table:table-cell office:value-type="float" office:value="315.0"/>
          <table:table-cell office:value-type="float" office:value="104727.0"/>
          <table:table-cell office:value-type="float" office:value="500.0"/>
          <table:table-cell office:value-type="float" office:value="199120.0"/>
          <table:table-cell office:value-type="float" office:value="770370.0"/>
          <table:table-cell office:value-type="float" office:value="181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43296"/>
          <table:table-cell office:value-type="float" office:value="2.3"/>
          <table:table-cell office:value-type="float" office:value="1.02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4421.0"/>
          <table:table-cell office:value-type="float" office:value="500.0"/>
          <table:table-cell office:value-type="float" office:value="200048.0"/>
          <table:table-cell office:value-type="float" office:value="774016.0"/>
          <table:table-cell office:value-type="float" office:value="1836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33.4316"/>
          <table:table-cell office:value-type="float" office:value="29.354"/>
          <table:table-cell office:value-type="float" office:value="28.01"/>
          <table:table-cell office:value-type="float" office:value="0.0"/>
          <table:table-cell office:value-type="float" office:value="0.0"/>
          <table:table-cell office:value-type="float" office:value="252.0"/>
          <table:table-cell office:value-type="float" office:value="85099.0"/>
          <table:table-cell office:value-type="float" office:value="500.0"/>
          <table:table-cell office:value-type="float" office:value="199120.0"/>
          <table:table-cell office:value-type="float" office:value="770372.0"/>
          <table:table-cell office:value-type="float" office:value="1819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0243"/>
          <table:table-cell office:value-type="float" office:value="60.851"/>
          <table:table-cell office:value-type="float" office:value="59.49"/>
          <table:table-cell office:value-type="float" office:value="1.0"/>
          <table:table-cell office:value-type="float" office:value="0.0"/>
          <table:table-cell office:value-type="float" office:value="510.0"/>
          <table:table-cell office:value-type="float" office:value="186690.0"/>
          <table:table-cell office:value-type="float" office:value="500.0"/>
          <table:table-cell office:value-type="float" office:value="199120.0"/>
          <table:table-cell office:value-type="float" office:value="770372.0"/>
          <table:table-cell office:value-type="float" office:value="1809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3535"/>
          <table:table-cell office:value-type="float" office:value="3.181"/>
          <table:table-cell office:value-type="float" office:value="1.84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564.0"/>
          <table:table-cell office:value-type="float" office:value="500.0"/>
          <table:table-cell office:value-type="float" office:value="200048.0"/>
          <table:table-cell office:value-type="float" office:value="774018.0"/>
          <table:table-cell office:value-type="float" office:value="1836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3.81343"/>
          <table:table-cell office:value-type="float" office:value="0.627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4366.0"/>
          <table:table-cell office:value-type="float" office:value="100.0"/>
          <table:table-cell office:value-type="float" office:value="23182.0"/>
          <table:table-cell office:value-type="float" office:value="88850.0"/>
          <table:table-cell office:value-type="float" office:value="12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78434"/>
          <table:table-cell office:value-type="float" office:value="0.15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100.0"/>
          <table:table-cell office:value-type="float" office:value="23182.0"/>
          <table:table-cell office:value-type="float" office:value="8885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9996"/>
          <table:table-cell office:value-type="float" office:value="0.24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3356.0"/>
          <table:table-cell office:value-type="float" office:value="89539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4.18426"/>
          <table:table-cell office:value-type="float" office:value="0.916"/>
          <table:table-cell office:value-type="float" office:value="0.76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739.0"/>
          <table:table-cell office:value-type="float" office:value="100.0"/>
          <table:table-cell office:value-type="float" office:value="23182.0"/>
          <table:table-cell office:value-type="float" office:value="88850.0"/>
          <table:table-cell office:value-type="float" office:value="149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2687"/>
          <table:table-cell office:value-type="float" office:value="0.408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275.0"/>
          <table:table-cell office:value-type="float" office:value="100.0"/>
          <table:table-cell office:value-type="float" office:value="23182.0"/>
          <table:table-cell office:value-type="float" office:value="8885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0501"/>
          <table:table-cell office:value-type="float" office:value="0.2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3356.0"/>
          <table:table-cell office:value-type="float" office:value="89539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3.41095"/>
          <table:table-cell office:value-type="float" office:value="0.18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6.0"/>
          <table:table-cell office:value-type="float" office:value="100.0"/>
          <table:table-cell office:value-type="float" office:value="23182.0"/>
          <table:table-cell office:value-type="float" office:value="88850.0"/>
          <table:table-cell office:value-type="float" office:value="1343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38848"/>
          <table:table-cell office:value-type="float" office:value="0.15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0.0"/>
          <table:table-cell office:value-type="float" office:value="23182.0"/>
          <table:table-cell office:value-type="float" office:value="88850.0"/>
          <table:table-cell office:value-type="float" office:value="1272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2329"/>
          <table:table-cell office:value-type="float" office:value="0.1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3356.0"/>
          <table:table-cell office:value-type="float" office:value="89539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36498"/>
          <table:table-cell office:value-type="float" office:value="0.15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100.0"/>
          <table:table-cell office:value-type="float" office:value="23182.0"/>
          <table:table-cell office:value-type="float" office:value="8885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1885"/>
          <table:table-cell office:value-type="float" office:value="0.1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00.0"/>
          <table:table-cell office:value-type="float" office:value="23182.0"/>
          <table:table-cell office:value-type="float" office:value="88850.0"/>
          <table:table-cell office:value-type="float" office:value="132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1792"/>
          <table:table-cell office:value-type="float" office:value="0.2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3356.0"/>
          <table:table-cell office:value-type="float" office:value="89539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57072"/>
          <table:table-cell office:value-type="float" office:value="0.272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976.0"/>
          <table:table-cell office:value-type="float" office:value="100.0"/>
          <table:table-cell office:value-type="float" office:value="23182.0"/>
          <table:table-cell office:value-type="float" office:value="8885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1822"/>
          <table:table-cell office:value-type="float" office:value="0.13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00.0"/>
          <table:table-cell office:value-type="float" office:value="23182.0"/>
          <table:table-cell office:value-type="float" office:value="88850.0"/>
          <table:table-cell office:value-type="float" office:value="149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0735"/>
          <table:table-cell office:value-type="float" office:value="0.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3356.0"/>
          <table:table-cell office:value-type="float" office:value="89539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